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2.5516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1.1398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1.2972in"/>
    </style:style>
    <style:style style:name="co9" style:family="table-column">
      <style:table-column-properties fo:break-before="auto" style:column-width="1.1362in"/>
    </style:style>
    <style:style style:name="co10" style:family="table-column">
      <style:table-column-properties fo:break-before="auto" style:column-width="1.3646in"/>
    </style:style>
    <style:style style:name="co11" style:family="table-column">
      <style:table-column-properties fo:break-before="auto" style:column-width="1.5437in"/>
    </style:style>
    <style:style style:name="co12" style:family="table-column">
      <style:table-column-properties fo:break-before="auto" style:column-width="1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1.1791in"/>
    </style:style>
    <style:style style:name="co16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Featur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Core Feature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provided by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ervo</text:p>
          </table:table-cell>
          <table:table-cell office:value-type="string" calcext:value-type="string">
            <text:p>Computer</text:p>
          </table:table-cell>
          <table:table-cell table:number-columns-repeated="5" office:value-type="string" calcext:value-type="string">
            <text:p>sub-featur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ooks like champ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upper sectio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heds water</text:p>
          </table:table-cell>
          <table:table-cell office:value-type="string" calcext:value-type="string">
            <text:p>metalic green</text:p>
          </table:table-cell>
          <table:table-cell office:value-type="string" calcext:value-type="string">
            <text:p>Light-weight</text:p>
          </table:table-cell>
          <table:table-cell office:value-type="string" calcext:value-type="string">
            <text:p>Fire-resistant head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ves swiftly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powerful drive units</text:p>
          </table:table-cell>
          <table:table-cell office:value-type="string" calcext:value-type="string">
            <text:p>proportional</text:p>
          </table:table-cell>
          <table:table-cell office:value-type="string" calcext:value-type="string">
            <text:p>Motors(2)</text:p>
          </table:table-cell>
          <table:table-cell/>
          <table:table-cell office:value-type="string" calcext:value-type="string">
            <text:p>Controls as throttle</text:p>
          </table:table-cell>
          <table:table-cell office:value-type="string" calcext:value-type="string">
            <text:p>Large-prop</text:p>
          </table:table-cell>
          <table:table-cell office:value-type="string" calcext:value-type="string">
            <text:p>modest pitch</text:p>
          </table:table-cell>
          <table:table-cell office:value-type="string" calcext:value-type="string">
            <text:p>Gear-reduction</text:p>
          </table:table-cell>
          <table:table-cell office:value-type="string" calcext:value-type="string">
            <text:p>400 – 500 RP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novers well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Twin thrustors</text:p>
          </table:table-cell>
          <table:table-cell office:value-type="string" calcext:value-type="string">
            <text:p>proportion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ntrols as rudder</text:p>
          </table:table-cell>
          <table:table-cell office:value-type="string" calcext:value-type="string">
            <text:p>pirouette turning</text:p>
          </table:table-cell>
          <table:table-cell office:value-type="string" calcext:value-type="string">
            <text:p>Computer-controlled</text:p>
          </table:table-cell>
          <table:table-cell office:value-type="string" calcext:value-type="string">
            <text:p>wind resistant</text:p>
          </table:table-cell>
          <table:table-cell office:value-type="string" calcext:value-type="string">
            <text:p>stab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eater that 3 feet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design limi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ess than 4 feet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esign limi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uth Height?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Carries float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kes fire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burne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olenoid &amp; rela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naged ignition</text:p>
          </table:table-cell>
          <table:table-cell office:value-type="string" calcext:value-type="string">
            <text:p>Hot-wire ignitor</text:p>
          </table:table-cell>
          <table:table-cell office:value-type="string" calcext:value-type="string">
            <text:p>parent valve</text:p>
          </table:table-cell>
          <table:table-cell office:value-type="string" calcext:value-type="string">
            <text:p>butane</text:p>
          </table:table-cell>
          <table:table-cell office:value-type="string" calcext:value-type="string">
            <text:p>mouth overid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rries float on rope (size/diameter?)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Jaw servo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ives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Full-reverse thrus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yes Light up</text:p>
          </table:table-cell>
          <table:table-cell office:value-type="string" calcext:value-type="string">
            <text:p>Don't Need</text:p>
          </table:table-cell>
          <table:table-cell office:value-type="string" calcext:value-type="string">
            <text:p>Warning/Safety</text:p>
          </table:table-cell>
          <table:table-cell office:value-type="string" calcext:value-type="string">
            <text:p>LE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iren</text:p>
          </table:table-cell>
          <table:table-cell office:value-type="string" calcext:value-type="string">
            <text:p>Don't Need</text:p>
          </table:table-cell>
          <table:table-cell office:value-type="string" calcext:value-type="string">
            <text:p>Warning/Safety</text:p>
          </table:table-cell>
          <table:table-cell office:value-type="string" calcext:value-type="string">
            <text:p>Buzze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ray water</text:p>
          </table:table-cell>
          <table:table-cell office:value-type="string" calcext:value-type="string">
            <text:p>Don't Need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washer pump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rays when diving</text:p>
          </table:table-cell>
          <table:table-cell table:number-columns-repeated="4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variable motor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hruster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olenoid valv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s contro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wo position motors with brak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rive pitch &amp; mouth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la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gnitor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Small canaster with Lindal fitting</text:p>
          </table:table-cell>
          <table:table-cell table:number-columns-repeated="11"/>
        </table:table-row>
      </table:table>
      <table:table table:name="Notes" table:style-name="ta1"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5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iameter in cm</text:p>
          </table:table-cell>
          <table:table-cell office:value-type="string" calcext:value-type="string">
            <text:p>Length in cm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Metric</text:p>
          </table:table-cell>
          <table:table-cell office:value-type="string" calcext:value-type="string">
            <text:p>US Customary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2" office:value-type="string" calcext:value-type="string">
            <text:p>Area</text:p>
          </table:table-cell>
          <table:table-cell table:formula="of:=([.C4]/2)^2*PI()" office:value-type="float" office:value="63.6172512351933" calcext:value-type="float">
            <text:p>63.6172512352</text:p>
          </table:table-cell>
          <table:table-cell table:formula="of:=[.G6]/(2.54)^2" office:value-type="float" office:value="9.86069366284229" calcext:value-type="float">
            <text:p>9.8606936628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2" office:value-type="string" calcext:value-type="string">
            <text:p>Volume</text:p>
          </table:table-cell>
          <table:table-cell table:formula="of:=[.G6]*[.D4]" office:value-type="float" office:value="3180.86256175967" calcext:value-type="float">
            <text:p>3180.8625617597</text:p>
          </table:table-cell>
          <table:table-cell table:formula="of:=[.G7]/(2.54^3)" office:value-type="float" office:value="194.108142969336" calcext:value-type="float">
            <text:p>194.1081429693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2" office:value-type="string" calcext:value-type="string">
            <text:p>total Weight</text:p>
          </table:table-cell>
          <table:table-cell table:formula="of:=[.G7]/1000" office:value-type="float" office:value="3.18086256175967" calcext:value-type="float">
            <text:p>3.1808625618</text:p>
          </table:table-cell>
          <table:table-cell table:formula="of:=[.G8]/0.453" office:value-type="float" office:value="7.02177165951361" calcext:value-type="float">
            <text:p>7.0217716595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2" office:value-type="string" calcext:value-type="string">
            <text:p>Half</text:p>
          </table:table-cell>
          <table:table-cell table:formula="of:=[.G8]/2" office:value-type="float" office:value="1.59043128087983" calcext:value-type="float">
            <text:p>1.5904312809</text:p>
          </table:table-cell>
          <table:table-cell table:formula="of:=[.H8]/2" office:value-type="float" office:value="3.5108858297568" calcext:value-type="float">
            <text:p>3.5108858298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2" office:value-type="string" calcext:value-type="string">
            <text:p>Force</text:p>
          </table:table-cell>
          <table:table-cell table:formula="of:=[.G9]*9.80665" office:value-type="float" office:value="15.5968029206402" calcext:value-type="float">
            <text:p>15.5968029206</text:p>
          </table:table-cell>
          <table:table-cell table:formula="of:=[.H9]" office:value-type="float" office:value="3.5108858297568" calcext:value-type="float">
            <text:p>3.5108858298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2" office:value-type="string" calcext:value-type="string">
            <text:p>flow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l/min</text:p>
          </table:table-cell>
          <table:table-cell/>
          <table:table-cell office:value-type="string" calcext:value-type="string">
            <text:p>Perfect Water Priming Gear DC 3V-12V RS-360SH Pump Micro Spray Motor141015ADBB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Minn Kota MKP-2 Power Prop,$12, Wallmart 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ourse</text:p>
          </table:table-cell>
          <table:table-cell table:formula="of:=(100*12*2.54)/100" office:value-type="float" office:value="30.48" calcext:value-type="float">
            <text:p>30.4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peed desired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For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tons</text:p>
          </table:table-cell>
          <table:table-cell/>
          <table:table-cell office:value-type="string" calcext:value-type="string">
            <text:p>Fluid Densit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g/m 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pm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Torqu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*c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p</text:p>
          </table:table-cell>
          <table:table-cell table:number-columns-repeated="3"/>
          <table:table-cell office:value-type="string" calcext:value-type="string">
            <text:p>ct</text:p>
          </table:table-cell>
          <table:table-cell table:formula="of:=2*([.H16]/([.L16]*PI()*(([.D19]/100)^2/4)*[.D16]^2))" office:value-type="float" office:value="0.0491218960160171" calcext:value-type="float">
            <text:p>0.0491218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iameter in cm</text:p>
          </table:table-cell>
          <table:table-cell office:value-type="float" office:value="144" calcext:value-type="float">
            <text:p>14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spect ratio</text:p>
          </table:table-cell>
          <table:table-cell office:value-type="float" office:value="0.7" calcext:value-type="float">
            <text:p>0.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itch</text:p>
          </table:table-cell>
          <table:table-cell table:formula="of:=[.D19]*[.D20]" office:value-type="float" office:value="100.8" calcext:value-type="float">
            <text:p>100.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lippage</text:p>
          </table:table-cell>
          <table:table-cell table:style-name="ce1" office:value-type="percentage" office:value="0.3" calcext:value-type="percentage">
            <text:p>30.00%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itch speed</text:p>
          </table:table-cell>
          <table:table-cell table:formula="of:=(([.D21]*[.D17])/60)/1000" office:value-type="float" office:value="0.756" calcext:value-type="float">
            <text:p>0.756</text:p>
          </table:table-cell>
          <table:table-cell office:value-type="string" calcext:value-type="string">
            <text:p>m/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peed</text:p>
          </table:table-cell>
          <table:table-cell table:formula="of:=[.D23]*(1-[.D22])" office:value-type="float" office:value="0.5292" calcext:value-type="float">
            <text:p>0.5292</text:p>
          </table:table-cell>
          <table:table-cell office:value-type="string" calcext:value-type="string">
            <text:p>m/s</text:p>
          </table:table-cell>
          <table:table-cell table:formula="of:=(([.D24]*3600*100)/12)/5280" office:value-type="float" office:value="3.00681818181818" calcext:value-type="float">
            <text:p>3.0068181818</text:p>
          </table:table-cell>
          <table:table-cell table:number-columns-repeated="7"/>
        </table:table-row>
      </table:table>
      <table:table table:name="Sheet4" table:style-name="ta1">
        <table:table-column table:style-name="co1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1">00/00/0000</text:date>, <text:time style:data-style-name="N2" text:time-value="21:42:39.4159332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0T16:13:20.770247985</meta:creation-date>
    <dc:date>2015-05-21T23:24:24.493914809</dc:date>
    <meta:editing-duration>PT5H2M53S</meta:editing-duration>
    <meta:editing-cycles>8</meta:editing-cycles>
    <meta:generator>LibreOffice/4.3.7.2$Linux_X86_64 LibreOffice_project/430m0$Build-2</meta:generator>
    <meta:document-statistic meta:table-count="3" meta:cell-count="199" meta:object-count="0"/>
  </office:meta>
</office:document-meta>
</file>